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525cm" fo:margin-left="2.175cm" fo:margin-right="2.298cm" table:align="margins"/>
    </style:style>
    <style:style style:name="表1.A" style:family="table-column">
      <style:table-column-properties style:column-width="4.401cm" style:rel-column-width="23026*"/>
    </style:style>
    <style:style style:name="表1.B" style:family="table-column">
      <style:table-column-properties style:column-width="8.124cm" style:rel-column-width="42509*"/>
    </style:style>
    <style:style style:name="表1.1" style:family="table-row">
      <style:table-row-properties style:row-height="1cm"/>
    </style:style>
    <style:style style:name="表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style:vertical-align="middle" fo:padding="0.097cm" fo:border="0.002cm solid #000000"/>
    </style:style>
    <style:style style:name="表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0.5pt" style:font-name-asian="ＭＳ 明朝1" style:font-size-asian="10.5pt" style:font-size-complex="10.5pt"/>
    </style:style>
    <style:style style:name="P2" style:family="paragraph" style:parent-style-name="Standard">
      <style:paragraph-properties style:line-spacing="0.101cm" fo:text-align="end" style:justify-single-word="false"/>
      <style:text-properties fo:font-size="10.5pt" style:font-name-asian="ＭＳ 明朝1" style:font-size-asian="10.5pt" style:font-size-complex="10.5pt"/>
    </style:style>
    <style:style style:name="P3" style:family="paragraph" style:parent-style-name="Standard">
      <style:paragraph-properties style:line-spacing="0.101cm"/>
      <style:text-properties style:font-name="HGｺﾞｼｯｸE" fo:font-size="10pt" style:font-name-asian="HGｺﾞｼｯｸE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language-asian="ja" style:country-asian="JP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font-size-complex="14pt"/>
    </style:style>
    <style:style style:name="P6" style:family="paragraph" style:parent-style-name="Standard">
      <style:paragraph-properties style:line-spacing="0.101cm"/>
      <style:text-properties style:font-name="HG丸ｺﾞｼｯｸM-PRO" fo:font-size="18pt" style:font-name-asian="HG丸ｺﾞｼｯｸM-PRO" style:font-size-asian="18pt" style:font-size-complex="18pt"/>
    </style:style>
    <style:style style:name="P7" style:family="paragraph" style:parent-style-name="Standard">
      <style:paragraph-properties style:line-spacing="0.101cm"/>
      <style:text-properties style:font-name="HG丸ｺﾞｼｯｸM-PRO" fo:font-size="15pt" style:font-name-asian="HG丸ｺﾞｼｯｸM-PRO" style:font-size-asian="15pt" style:font-size-complex="15pt"/>
    </style:style>
    <style:style style:name="P8" style:family="paragraph" style:parent-style-name="Standard">
      <style:paragraph-properties style:line-spacing="0.101cm"/>
      <style:text-properties fo:font-size="10pt" style:font-name-asian="ＭＳ 明朝1" style:font-size-asian="10pt" style:font-size-complex="10pt"/>
    </style:style>
    <style:style style:name="P9" style:family="paragraph" style:parent-style-name="Standard">
      <style:paragraph-properties style:line-spacing="0.101cm" fo:text-align="center" style:justify-single-word="false"/>
      <style:text-properties fo:font-size="10pt" style:font-name-asian="ＭＳ 明朝1" style:font-size-asian="10pt" style:font-size-complex="10pt"/>
    </style:style>
    <style:style style:name="P10" style:family="paragraph" style:parent-style-name="Standard">
      <style:paragraph-properties style:line-spacing="0.101cm">
        <style:tab-stops>
          <style:tab-stop style:position="2.517cm"/>
        </style:tab-stops>
      </style:paragraph-properties>
      <style:text-properties fo:font-size="10pt" style:font-name-asian="ＭＳ 明朝1" style:font-size-asian="10pt" style:font-size-complex="10pt"/>
    </style:style>
    <style:style style:name="P11" style:family="paragraph" style:parent-style-name="Standard">
      <style:paragraph-properties style:line-spacing="0.101cm"/>
      <style:text-properties fo:font-size="10pt" style:font-name-asian="ＭＳ 明朝1" style:font-size-asian="10pt" style:language-asian="ja" style:country-asian="JP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style:font-size-complex="10.5pt"/>
    </style:style>
    <style:style style:name="P14" style:family="paragraph" style:parent-style-name="Standard">
      <style:paragraph-properties fo:text-align="start" style:justify-single-word="false" fo:break-before="page"/>
      <style:text-properties fo:font-size="10.5pt" style:font-name-asian="ＭＳ 明朝1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style:font-size-complex="10.5pt"/>
    </style:style>
    <style:style style:name="P16" style:family="paragraph" style:parent-style-name="Table_20_Contents">
      <style:paragraph-properties fo:text-align="start" style:justify-single-word="false"/>
      <style:text-properties style:font-size-complex="10.5pt"/>
    </style:style>
    <style:style style:name="P17" style:family="paragraph">
      <style:paragraph-properties fo:margin-top="0cm" fo:margin-bottom="0cm" fo:line-height="100%" fo:text-align="center"/>
    </style:style>
    <style:style style:name="P18" style:family="paragraph">
      <style:paragraph-properties fo:margin-top="0cm" fo:margin-bottom="0cm" fo:line-height="100%" fo:text-align="center"/>
      <style:text-properties style:font-name-asian="HG丸ｺﾞｼｯｸM-PRO"/>
    </style:style>
    <style:style style:name="T1" style:family="text">
      <style:text-properties style:language-asian="ja" style:country-asian="JP"/>
    </style:style>
    <style:style style:name="T2" style:family="text">
      <style:text-properties style:font-name-asian="HG丸ｺﾞｼｯｸM-PRO"/>
    </style:style>
    <style:style style:name="T3" style:family="text">
      <style:text-properties fo:font-size="18pt" style:font-name-asian="HG丸ｺﾞｼｯｸM-PRO" style:font-size-asian="18pt" style:font-size-complex="18pt"/>
    </style:style>
    <style:style style:name="gr1" style:family="graphic">
      <style:graphic-properties draw:stroke="solid" svg:stroke-width="0cm" svg:stroke-color="#000000" draw:marker-start-width="0.349cm" draw:marker-end-width="0.349cm" draw:stroke-linejoin="bevel" draw:fill="none" draw:fill-color="#ffffff" fo:min-height="1.59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text:anchor-type="paragraph" draw:z-index="0" draw:style-name="gr1" draw:text-style-name="P18" svg:width="2.386cm" svg:height="1.592cm" draw:transform="rotate (0.5235987755982) translate (13.7936111111111cm 0.146402777777778cm)"><draw:text-box><text:p text:style-name="P17"><text:span text:style-name="T2"/></text:p><text:p text:style-name="P17"><text:span text:style-name="T3">無料</text:span></text:p></draw:text-box></draw:frame><text:tab/>便利で、簡単！誰もが使えるOpenOffice.org</text:p>
      <text:p text:style-name="P6"><text:tab/>　 <text:s/>OpenOffice.org講習会 (入門編)</text:p>
      <text:p text:style-name="P7"><text:s text:c="13"/>プレゼンテーションソフト 〜Impress〜</text:p>
      <text:p text:style-name="P8"/>
      <text:p text:style-name="P8">　パソコンで文書を作るとき、みなさんが使うオフィスソフトの代表格はMicrosoft社のOfficeですが、最近はこのオフィスソフトにも様々なものが出てきており、その中でも、無料で使えるオープンソースソフトウェア「OpenOffice.org」の注目度が年々増しつつあります。</text:p>
      <text:p text:style-name="P8">　そこで、県内でOpenOffice.orgのサポートサービスを展開している株式会社マツケイから講師をお招きして、OpenOffice.orgの使い方をわかりやすく学ぶ講習会を開催いたします。</text:p>
      <text:p text:style-name="P8">　<text:span text:style-name="T1">４月に開催しました第１回、第２回では</text:span>、ワープロソフト「Writer」<text:span text:style-name="T1">の</text:span>講習を行<text:span text:style-name="T1">ました。また、６月に開催しました第３回、第４回では</text:span>、表計算ソフト「Calc」<text:span text:style-name="T1">の講習を行いました。今回の第５回、第６回では、プレゼンテーションソフト「Impress」の講習を行います。</text:span></text:p>
      <text:p text:style-name="P11">　過去の講習を受講されていない方でも、十分理解できる内容となっています。</text:p>
      <text:p text:style-name="P8"/>
      <text:p text:style-name="P8">　参加ご希望の方は、別紙申し込み用紙の内容を電子メールに記入の上、お申し込みいただくか、申し込み用紙に直接記入の上、電子メールに添付いただいてお申し込み下さい。</text:p>
      <text:p text:style-name="P8">　皆様のご参加をお待ちしております。</text:p>
      <text:p text:style-name="P8"/>
      <text:p text:style-name="P9">記</text:p>
      <text:p text:style-name="P8"/>
      <text:p text:style-name="P10">　日　時<text:tab/>第５回　平成２２年８月１８日（水）　１８：３０〜２０：００</text:p>
      <text:p text:style-name="P10"><text:tab/>第６回　平成２２年８月２５日（水）　１８：３０〜２０：００</text:p>
      <text:p text:style-name="P10"><text:tab/>＊参加され<text:span text:style-name="T1">る</text:span>方は第５回と第６回の両方を受講頂く内容となっております。</text:p>
      <text:p text:style-name="P10">　場　所<text:tab/>松江テルサ別館２階　オープンソースラボ</text:p>
      <text:p text:style-name="P10">　内　容<text:tab/>「Impressの概要」</text:p>
      <text:p text:style-name="P10"><text:tab/>基本操作、箇条書き、番号付け、図形描画、オブジェクトの挿入、表の操作、</text:p>
      <text:p text:style-name="P10"><text:tab/>スライドマスター、アニメーション、印刷</text:p>
      <text:p text:style-name="P10">　対象者<text:tab/>パソコンの基本操作ができる方</text:p>
      <text:p text:style-name="P10">　参加費<text:tab/>無料</text:p>
      <text:p text:style-name="P10">　定　員<text:tab/>２０名</text:p>
      <text:p text:style-name="P10">　講　師<text:tab/>株式会社マツケイ　伊藤　葉子氏</text:p>
      <text:p text:style-name="P10">　主　催<text:tab/>しまねOSS協議会</text:p>
      <text:p text:style-name="P10">　その他<text:tab/>（１）ノートパソコンをお持ちの方は、当日ご持参下さい。お持ちでない方については、</text:p>
      <text:p text:style-name="P10"><text:tab/>　　　お貸しすることも可能です（数に限りがあるので、先着順となります）。</text:p>
      <text:p text:style-name="P10"><text:tab/>（２）本講習はOpenOffice.org3.1以上を対象としますので、ご持参頂くパソコンには</text:p>
      <text:p text:style-name="P10"><text:tab/>　　　あらかじめOpenOffice.org3.1以上のインストールをお願い致します。</text:p>
      <text:p text:style-name="P10"/>
      <text:p text:style-name="P10">　参加申込み先</text:p>
      <text:p text:style-name="P10"><text:tab/>しまねOSS協議会事務局　（株）ネットワーク応用通信研究所内</text:p>
      <text:p text:style-name="P10"><text:tab/>　メール　info@shimane-oss.org</text:p>
      <text:p text:style-name="P10"><text:tab/>　電　話　０８５２−２８−９２９８</text:p>
      <text:p text:style-name="P10"/>
      <text:p text:style-name="P2">以上</text:p>
      <text:p text:style-name="P14"/>
      <text:p text:style-name="P1">しまねOSS協議会　事務局　行き</text:p>
      <text:p text:style-name="P1"/>
      <text:p text:style-name="P1"/>
      <text:p text:style-name="P5">OpenOffice.org講習会(入門編)　<text:span text:style-name="T1">第５回、第６回</text:span></text:p>
      <text:p text:style-name="P4">プレゼンテーションソフト 〜Impress〜</text:p>
      <text:p text:style-name="P4">参加申込書</text:p>
      <text:p text:style-name="P1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13">お名前</text:p>
          </table:table-cell>
          <table:table-cell table:style-name="表1.B1" office:value-type="string">
            <text:p text:style-name="P12"/>
          </table:table-cell>
        </table:table-row>
        <table:table-row table:style-name="表1.1">
          <table:table-cell table:style-name="表1.A2" office:value-type="string">
            <text:p text:style-name="P13">お名前(ふりがな)</text:p>
          </table:table-cell>
          <table:table-cell table:style-name="表1.B2" office:value-type="string">
            <text:p text:style-name="P12"/>
          </table:table-cell>
        </table:table-row>
        <table:table-row table:style-name="表1.1">
          <table:table-cell table:style-name="表1.A2" office:value-type="string">
            <text:p text:style-name="P13">ご連絡先(電話番号)</text:p>
          </table:table-cell>
          <table:table-cell table:style-name="表1.B2" office:value-type="string">
            <text:p text:style-name="P12">　　　　　—　　　　　—　　　　　</text:p>
          </table:table-cell>
        </table:table-row>
        <table:table-row table:style-name="表1.1">
          <table:table-cell table:style-name="表1.A2" office:value-type="string">
            <text:p text:style-name="P13">メールアドレス</text:p>
          </table:table-cell>
          <table:table-cell table:style-name="表1.B2" office:value-type="string">
            <text:p text:style-name="P12"/>
          </table:table-cell>
        </table:table-row>
        <table:table-row table:style-name="表1.1">
          <table:table-cell table:style-name="表1.A2" office:value-type="string">
            <text:p text:style-name="P13">パソコン貸出</text:p>
          </table:table-cell>
          <table:table-cell table:style-name="表1.B2" office:value-type="string">
            <text:p text:style-name="P13">必要　　・　　不要</text:p>
          </table:table-cell>
        </table:table-row>
      </table:table>
      <text:p text:style-name="P1"/>
      <text:p text:style-name="P1"/>
      <text:p text:style-name="P1">＊　本講習会への申込書に記載された内容は、講習会の開催においてのみ使用し、</text:p>
      <text:p text:style-name="P1">　　それ以外の目的には一切使用致しません。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ＭＳ 明朝" fo:font-size="10.5pt" style:font-name-asian="ＭＳ 明朝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0T17:29:57</meta:creation-date>
    <dc:title>無題</dc:title>
    <meta:editing-duration>PT02H13M28S</meta:editing-duration>
    <meta:editing-cycles>17</meta:editing-cycles>
    <meta:generator>OpenOffice.org/3.2$Unix OpenOffice.org_project/320m18$Build-9502</meta:generator>
    <dc:date>2010-07-15T12:12:57</dc:date>
    <dc:creator>Toru Kurahashi</dc:creator>
    <meta:document-statistic meta:table-count="1" meta:image-count="0" meta:object-count="0" meta:page-count="2" meta:paragraph-count="44" meta:word-count="488" meta:character-count="1304"/>
    <meta:template xlink:type="simple" xlink:actuate="onRequest" xlink:title="無題" xlink:href="../無題.ott" meta:date="2010-03-20T17:29:56"/>
  </office:meta>
</office:document-meta>
</file>